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9095e" officeooo:paragraph-rsid="0009095e" style:font-weight-asian="bold" style:font-weight-complex="bold"/>
    </style:style>
    <style:style style:name="P2" style:family="paragraph" style:parent-style-name="Standard">
      <style:text-properties officeooo:rsid="0009095e" officeooo:paragraph-rsid="0009095e"/>
    </style:style>
    <style:style style:name="P3" style:family="paragraph" style:parent-style-name="Text_20_body">
      <style:text-properties officeooo:paragraph-rsid="0009095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orizontal_20_Line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3"/>
    <style:style style:name="P9" style:family="paragraph" style:parent-style-name="Preformatted_20_Text" style:list-style-name="L3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rsid="0003e069" officeooo:paragraph-rsid="0003e069" fo:background-color="#ffff00"/>
    </style:style>
    <style:style style:name="P12" style:family="paragraph" style:parent-style-name="Text_20_body" style:list-style-name="L4">
      <style:text-properties officeooo:paragraph-rsid="0003e069"/>
    </style:style>
    <style:style style:name="P13" style:family="paragraph" style:parent-style-name="Text_20_body" style:list-style-name="L5"/>
    <style:style style:name="P14" style:family="paragraph" style:parent-style-name="Preformatted_20_Text" style:list-style-name="L5">
      <style:paragraph-properties fo:margin-top="0cm" fo:margin-bottom="0.247cm" style:contextual-spacing="false" fo:line-height="115%"/>
    </style:style>
    <style:style style:name="P15" style:family="paragraph" style:parent-style-name="Text_20_body" style:list-style-name="L6"/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 style:list-style-name="L7"/>
    <style:style style:name="T1" style:family="text">
      <style:text-properties officeooo:rsid="0009095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4c7a2"/>
    </style:style>
    <style:style style:name="T4" style:family="text">
      <style:text-properties officeooo:rsid="0003e069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Cad Assembly4 ‘tree’ output convert to establish counts of parts in assemblies.</text:p>
      <text:p text:style-name="P2">(probably easier than using freecad ‘Bill of Marterials’).</text:p>
      <text:p text:style-name="Standard"/>
      <text:p text:style-name="P3"><text:span text:style-name="T1">Here is</text:span> a ready-to-run Python script that will produce <text:span text:style-name="Strong_20_Emphasis">assembly_matrix.ods</text:span> on your machine from this exact tree file. It also creates a second sheet with a <text:span text:style-name="Strong_20_Emphasis">recursive roll-up</text:span> (parts only) so you can see totals including nested sub-assemblies.</text:p>
      <text:p text:style-name="P3"/>
      <text:p text:style-name="P3">I parsed the structure you uploaded (tree_19Jan2025.txt) and set up a converter that:</text:p>
      <text:list text:style-name="L1">
        <text:list-item>
          <text:p text:style-name="P4">lists <text:span text:style-name="Strong_20_Emphasis">all unique items (parts + sub-assemblies) down the left</text:span>,</text:p>
        </text:list-item>
        <text:list-item>
          <text:p text:style-name="P4">puts <text:span text:style-name="Strong_20_Emphasis">every assembly as a column header</text:span>, and</text:p>
        </text:list-item>
        <text:list-item>
          <text:p text:style-name="P4">fills each cell with the <text:span text:style-name="Strong_20_Emphasis">count of instances</text:span> found in that assembly (treating any <text:span text:style-name="Strong_20_Emphasis">trailing three-digit suffix</text:span> like <text:span text:style-name="Source_20_Text">…001</text:span> as an instance tag, not part of the base name). </text:p>
        </text:list-item>
      </text:list>
      <text:h text:style-name="Heading_20_3" text:outline-level="3">How to run (Windows)</text:h>
      <text:p text:style-name="Text_20_body"/>
      <text:list text:style-name="L2">
        <text:list-item>
          <text:p text:style-name="P5">here’s a <text:span text:style-name="Strong_20_Emphasis">Windows 11–specific step-by-step guide</text:span> for running the converter script and getting your <text:span text:style-name="Source_20_Text">.xlsx</text:span> file:</text:p>
        </text:list-item>
      </text:list>
      <text:p text:style-name="P6"/>
      <text:h text:style-name="P7" text:outline-level="2">🔧 Prerequisites</text:h>
      <text:list text:style-name="L3">
        <text:list-item>
          <text:p text:style-name="P8"><text:span text:style-name="Strong_20_Emphasis">Python 3.10 or newer</text:span></text:p>
          <text:list>
            <text:list-item>
              <text:p text:style-name="P8">Check if it’s already installed:</text:p>
              <text:list>
                <text:list-item>
                  <text:p text:style-name="P8">Press <text:span text:style-name="Strong_20_Emphasis">Win + R</text:span>, type <text:span text:style-name="Source_20_Text">cmd</text:span>, hit Enter.</text:p>
                </text:list-item>
                <text:list-item>
                  <text:p text:style-name="P8">In the command prompt, type:</text:p>
                  <text:p text:style-name="P9"><text:span text:style-name="Source_20_Text">python --version</text:span></text:p>
                </text:list-item>
                <text:list-item>
                  <text:p text:style-name="P8">If you see a version like <text:span text:style-name="Source_20_Text">Python 3.11.6</text:span>, you’re good.</text:p>
                </text:list-item>
                <text:list-item>
                  <text:p text:style-name="P8">If not installed: download &amp; install Python from <text:a xlink:type="simple" xlink:href="https://www.python.org/downloads/windows/" text:style-name="Internet_20_link" text:visited-style-name="Visited_20_Internet_20_Link">python.org</text:a>.<text:line-break/>👉 During install, tick <text:span text:style-name="Strong_20_Emphasis">“Add Python to PATH”</text:span>.</text:p>
                </text:list-item>
                <text:list-item>
                  <text:p text:style-name="P8">C:\Users\wayne\AppData\Local\Programs\Python\Python313</text:p>
                </text:list-item>
              </text:list>
            </text:list-item>
          </text:list>
        </text:list-item>
        <text:list-item>
          <text:p text:style-name="P8"><text:span text:style-name="Strong_20_Emphasis">Pip (Python package manager)</text:span></text:p>
          <text:list>
            <text:list-item>
              <text:p text:style-name="P8">Usually comes with Python.</text:p>
            </text:list-item>
            <text:list-item>
              <text:p text:style-name="P8">Verify:</text:p>
              <text:p text:style-name="P9"><text:span text:style-name="Source_20_Text">pip --version</text:span></text:p>
            </text:list-item>
          </text:list>
        </text:list-item>
        <text:list-item>
          <text:p text:style-name="P8"><text:span text:style-name="Strong_20_Emphasis">Required Python libraries</text:span></text:p>
          <text:list>
            <text:list-item>
              <text:p text:style-name="P8">Open a command prompt and install:</text:p>
              <text:p text:style-name="P9"><text:span text:style-name="Source_20_Text">pip install pandas openpyxl odfpy</text:span></text:p>
            </text:list-item>
          </text:list>
        </text:list-item>
      </text:list>
      <text:p text:style-name="P6"/>
      <text:h text:style-name="P7" text:outline-level="2"><text:soft-page-break/>📂 Setup</text:h>
      <text:list text:style-name="L4">
        <text:list-item>
          <text:p text:style-name="P10">Save the script I gave you as a file:</text:p>
          <text:list>
            <text:list-item>
              <text:p text:style-name="P10">Open Notepad.</text:p>
            </text:list-item>
            <text:list-item>
              <text:p text:style-name="P10">Copy-paste the script text.</text:p>
            </text:list-item>
            <text:list-item>
              <text:p text:style-name="P10">Save it as <text:span text:style-name="Strong_20_Emphasis"><text:span text:style-name="Source_20_Text">make_assembly_matrix.py</text:span></text:span> on your Desktop (or another folder).</text:p>
            </text:list-item>
            <text:list-item>
              <text:p text:style-name="P10">Ensure the “Save as type” is <text:span text:style-name="Strong_20_Emphasis">All Files</text:span> so it doesn’t become <text:span text:style-name="Source_20_Text">make_assembly_matrix.py.txt</text:span>.</text:p>
            </text:list-item>
          </text:list>
        </text:list-item>
        <text:list-item>
          <text:p text:style-name="P10"><text:span text:style-name="T2">Place your exported FreeCAD assembly tree text (e.g., </text:span><text:span text:style-name="Source_20_Text"><text:span text:style-name="T2">tree_19Jan2025.txt</text:span></text:span><text:span text:style-name="T2">) in the </text:span><text:span text:style-name="Strong_20_Emphasis"><text:span text:style-name="T2">same folder</text:span></text:span><text:span text:style-name="T2"> as the script.</text:span></text:p>
        </text:list-item>
        <text:list-item>
          <text:p text:style-name="P11">Edit the ‘make_assembly_matrix.bat’ file <text:span text:style-name="T3">(notepad ++)</text:span>, to change/put the name of the ‘tree’ .txt file that should be processes.</text:p>
        </text:list-item>
        <text:list-item>
          <text:p text:style-name="P12"><text:span text:style-name="T4">Run the .bat file, then rename the ‘</text:span>assembly_matrix.xlsx’ <text:span text:style-name="T4">output file accordingly</text:span></text:p>
        </text:list-item>
      </text:list>
      <text:p text:style-name="P6"/>
      <text:h text:style-name="P7" text:outline-level="2">▶️ Running the Script</text:h>
      <text:list text:style-name="L5">
        <text:list-item>
          <text:p text:style-name="P13">Open a <text:span text:style-name="Strong_20_Emphasis">Command Prompt</text:span>:</text:p>
          <text:list>
            <text:list-item>
              <text:p text:style-name="P13">Press <text:span text:style-name="Strong_20_Emphasis">Win + R</text:span>, type <text:span text:style-name="Source_20_Text">cmd</text:span>, hit Enter.</text:p>
            </text:list-item>
            <text:list-item>
              <text:p text:style-name="P13">Navigate to the folder where the files are (if saved on Desktop):</text:p>
              <text:p text:style-name="P14"><text:span text:style-name="Source_20_Text">cd %USERPROFILE%\Desktop</text:span></text:p>
            </text:list-item>
          </text:list>
        </text:list-item>
        <text:list-item>
          <text:p text:style-name="P13">Run the script:</text:p>
          <text:p text:style-name="P14"><text:span text:style-name="Source_20_Text">python make_assembly_matrix.py tree_19Jan2025.txt</text:span></text:p>
        </text:list-item>
        <text:list-item>
          <text:p text:style-name="P13">If successful, you’ll see:</text:p>
          <text:p text:style-name="P14"><text:span text:style-name="Source_20_Text">WROTE: assembly_matrix.xlsx</text:span></text:p>
          <text:p text:style-name="P14"><text:span text:style-name="Source_20_Text">SHEETS: DirectChildren, RollupPartsOnly</text:span></text:p>
        </text:list-item>
      </text:list>
      <text:p text:style-name="P6"/>
      <text:h text:style-name="P7" text:outline-level="2">📑 Results</text:h>
      <text:list text:style-name="L6">
        <text:list-item>
          <text:p text:style-name="P15">In the same folder, you’ll now have:<text:line-break/><text:span text:style-name="Strong_20_Emphasis"><text:span text:style-name="Source_20_Text">assembly_matrix.xlsx</text:span></text:span></text:p>
        </text:list-item>
        <text:list-item>
          <text:p text:style-name="P15">Open it in <text:span text:style-name="Strong_20_Emphasis">Excel</text:span> (or LibreOffice Calc).</text:p>
        </text:list-item>
        <text:list-item>
          <text:p text:style-name="P15">Two sheets inside:</text:p>
          <text:list>
            <text:list-item>
              <text:p text:style-name="P15"><text:span text:style-name="Strong_20_Emphasis">DirectChildren</text:span> → counts of <text:span text:style-name="Emphasis">direct child parts + sub-assemblies</text:span> per assembly.</text:p>
            </text:list-item>
            <text:list-item>
              <text:p text:style-name="P15"><text:span text:style-name="Strong_20_Emphasis">RollupPartsOnly</text:span> → recursive totals of <text:span text:style-name="Emphasis">parts only</text:span> including nested sub-assemblies.</text:p>
            </text:list-item>
          </text:list>
        </text:list-item>
      </text:list>
      <text:p text:style-name="P6"/>
      <text:p text:style-name="Text_20_body">✅ That’s it — every time you export a new FreeCAD tree, just replace the <text:span text:style-name="Source_20_Text">.txt</text:span> file and re-run the script to refresh your spreadsheet.</text:p>
      <text:p text:style-name="P6"><text:soft-page-break/></text:p>
      <text:h text:style-name="Heading_20_3" text:outline-level="3">The script</text:h>
      <text:p text:style-name="Preformatted_20_Text"><text:span text:style-name="Source_20_Text">#!/usr/bin/env python3</text:span></text:p>
      <text:p text:style-name="Preformatted_20_Text"><text:span text:style-name="Source_20_Text"># make_assembly_matrix.py</text:span></text:p>
      <text:p text:style-name="Preformatted_20_Text"><text:span text:style-name="Source_20_Text"># Usage: python make_assembly_matrix.py tree_19Jan2025.txt</text:span></text:p>
      <text:p text:style-name="Preformatted_20_Text"/>
      <text:p text:style-name="Preformatted_20_Text"><text:span text:style-name="Source_20_Text">import sys, re, os</text:span></text:p>
      <text:p text:style-name="Preformatted_20_Text"><text:span text:style-name="Source_20_Text">from collections import defaultdict, Counter</text:span></text:p>
      <text:p text:style-name="Preformatted_20_Text"><text:span text:style-name="Source_20_Text">from functools import lru_cache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import pandas as pd</text:span></text:p>
      <text:p text:style-name="Preformatted_20_Text"><text:span text:style-name="Source_20_Text">except Exception as e:</text:span></text:p>
      <text:p text:style-name="Preformatted_20_Text"><text:span text:style-name="Source_20_Text"><text:s text:c="4"/>raise SystemExit("Please install pandas: pip install pandas") from e</text:span></text:p>
      <text:p text:style-name="Preformatted_20_Text"/>
      <text:p text:style-name="Preformatted_20_Text"><text:span text:style-name="Source_20_Text"># ---------------- Utilities ----------------</text:span></text:p>
      <text:p text:style-name="Preformatted_20_Text"/>
      <text:p text:style-name="Preformatted_20_Text"><text:span text:style-name="Source_20_Text">def normalize_instance_suffix(name: str) -&gt; str:</text:span></text:p>
      <text:p text:style-name="Preformatted_20_Text"><text:span text:style-name="Source_20_Text"><text:s text:c="4"/>"""Strip trailing 3-digit instance suffix (e.g., Body003 -&gt; Body)."""</text:span></text:p>
      <text:p text:style-name="Preformatted_20_Text"><text:span text:style-name="Source_20_Text"><text:s text:c="4"/>name = name.strip()</text:span></text:p>
      <text:p text:style-name="Preformatted_20_Text"><text:span text:style-name="Source_20_Text"><text:s text:c="4"/>m = re.match(r"^(.*?)(\d{3})$", name)</text:span></text:p>
      <text:p text:style-name="Preformatted_20_Text"><text:span text:style-name="Source_20_Text"><text:s text:c="4"/>return m.group(1) if m else name</text:span></text:p>
      <text:p text:style-name="Preformatted_20_Text"/>
      <text:p text:style-name="Preformatted_20_Text"><text:span text:style-name="Source_20_Text">def compute_level(line: str) -&gt; int:</text:span></text:p>
      <text:p text:style-name="Preformatted_20_Text"><text:span text:style-name="Source_20_Text"><text:s text:c="4"/>"""Indent level from index of tree branch glyph (├ or └)."""</text:span></text:p>
      <text:p text:style-name="Preformatted_20_Text"><text:span text:style-name="Source_20_Text"><text:s text:c="4"/>idxs = [i for i in (line.find("├"), line.find("└")) if i &gt;= 0]</text:span></text:p>
      <text:p text:style-name="Preformatted_20_Text"><text:span text:style-name="Source_20_Text"><text:s text:c="4"/>if not idxs:</text:span></text:p>
      <text:p text:style-name="Preformatted_20_Text"><text:span text:style-name="Source_20_Text"><text:s text:c="8"/>return 0</text:span></text:p>
      <text:p text:style-name="Preformatted_20_Text"><text:span text:style-name="Source_20_Text"><text:s text:c="4"/>idx = min(idxs)</text:span></text:p>
      <text:p text:style-name="Preformatted_20_Text"><text:span text:style-name="Source_20_Text"><text:s text:c="4"/>return ((idx - 1) // 4) + 1</text:span></text:p>
      <text:p text:style-name="Preformatted_20_Text"/>
      <text:p text:style-name="Preformatted_20_Text"><text:span text:style-name="Source_20_Text">def extract_name_and_type(line: str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turn (name, kind) where kind in {'assembly', 'part', None}.</text:span></text:p>
      <text:p text:style-name="Preformatted_20_Text"><text:span text:style-name="Source_20_Text"><text:s text:c="4"/>- Skips 'Constraints'/'Configurations'</text:span></text:p>
      <text:p text:style-name="Preformatted_20_Text"><text:span text:style-name="Source_20_Text"><text:s text:c="4"/>- Skips 'Circular_*' containers (pattern features, not physical)</text:span></text:p>
      <text:p text:style-name="Preformatted_20_Text"><text:span text:style-name="Source_20_Text"><text:s text:c="4"/>- Assemblies: '=&gt; Assembly' or ' (Assembly) @'</text:span></text:p>
      <text:p text:style-name="Preformatted_20_Text"><text:span text:style-name="Source_20_Text"><text:s text:c="4"/>- Parts: '=&gt; Body'/'=&gt; Part' or 'Name (Screw|Nut|Washer|...)'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tripped = line.strip()</text:span></text:p>
      <text:p text:style-name="Preformatted_20_Text"><text:span text:style-name="Source_20_Text"><text:s text:c="4"/>if stripped.endswith("Constraints") or stripped.endswith("Configurations"):</text:span></text:p>
      <text:p text:style-name="Preformatted_20_Text"><text:span text:style-name="Source_20_Text"><text:s text:c="8"/>return None, None</text:span></text:p>
      <text:p text:style-name="Preformatted_20_Text"/>
      <text:p text:style-name="Preformatted_20_Text"><text:span text:style-name="Source_20_Text"><text:s text:c="4"/>m = re.search(r"[├└]─\s*(.*)$", stripped)</text:span></text:p>
      <text:p text:style-name="Preformatted_20_Text"><text:span text:style-name="Source_20_Text"><text:s text:c="4"/>content = m.group(1) if m else stripped</text:span></text:p>
      <text:p text:style-name="Preformatted_20_Text"/>
      <text:p text:style-name="Preformatted_20_Text"><text:span text:style-name="Source_20_Text"><text:s text:c="4"/># Top header form: "Something (Assembly) @ ..."</text:span></text:p>
      <text:p text:style-name="Preformatted_20_Text"><text:span text:style-name="Source_20_Text"><text:s text:c="4"/>if "(Assembly)" in content and "@" in content and "=&gt;" not in content:</text:span></text:p>
      <text:p text:style-name="Preformatted_20_Text"><text:span text:style-name="Source_20_Text"><text:s text:c="8"/>name = content.split("(Assembly)")[0].strip()</text:span></text:p>
      <text:p text:style-name="Preformatted_20_Text"><text:span text:style-name="Source_20_Text"><text:s text:c="8"/>base = normalize_instance_suffix(name)</text:span></text:p>
      <text:p text:style-name="Preformatted_20_Text"><text:span text:style-name="Source_20_Text"><text:s text:c="8"/>if base.startswith("Circular_"):</text:span></text:p>
      <text:p text:style-name="Preformatted_20_Text"><text:span text:style-name="Source_20_Text"><text:s text:c="12"/>return None, None</text:span></text:p>
      <text:p text:style-name="Preformatted_20_Text"><text:span text:style-name="Source_20_Text"><text:s text:c="8"/>return base, "assembly"</text:span></text:p>
      <text:p text:style-name="Preformatted_20_Text"/>
      <text:p text:style-name="Preformatted_20_Text"><text:span text:style-name="Source_20_Text"><text:s text:c="4"/># Skip Circular_* containers</text:span></text:p>
      <text:p text:style-name="Preformatted_20_Text"><text:span text:style-name="Source_20_Text"><text:s text:c="4"/>lead = content.split("=&gt;")[0].split("(")[0].strip()</text:span></text:p>
      <text:p text:style-name="Preformatted_20_Text"><text:span text:style-name="Source_20_Text"><text:s text:c="4"/>if lead.startswith("Circular_"):</text:span></text:p>
      <text:p text:style-name="Preformatted_20_Text"><text:span text:style-name="Source_20_Text"><text:s text:c="8"/>return None, None</text:span></text:p>
      <text:p text:style-name="Preformatted_20_Text"/>
      <text:p text:style-name="Preformatted_20_Text"><text:span text:style-name="Source_20_Text"><text:s text:c="4"/>if "=&gt; Assembly" in content:</text:span></text:p>
      <text:p text:style-name="Preformatted_20_Text"><text:span text:style-name="Source_20_Text"><text:s text:c="8"/>name = content.split("=&gt; Assembly")[0].strip()</text:span></text:p>
      <text:p text:style-name="Preformatted_20_Text"><text:span text:style-name="Source_20_Text"><text:s text:c="8"/>return normalize_instance_suffix(name), "assembly"</text:span></text:p>
      <text:p text:style-name="Preformatted_20_Text"><text:soft-page-break/></text:p>
      <text:p text:style-name="Preformatted_20_Text"><text:span text:style-name="Source_20_Text"><text:s text:c="4"/>if "=&gt; Body" in content or "=&gt; Part" in content:</text:span></text:p>
      <text:p text:style-name="Preformatted_20_Text"><text:span text:style-name="Source_20_Text"><text:s text:c="8"/>name = content.split("=&gt;")[0].strip()</text:span></text:p>
      <text:p text:style-name="Preformatted_20_Text"><text:span text:style-name="Source_20_Text"><text:s text:c="8"/>return normalize_instance_suffix(name), "part"</text:span></text:p>
      <text:p text:style-name="Preformatted_20_Text"/>
      <text:p text:style-name="Preformatted_20_Text"><text:span text:style-name="Source_20_Text"><text:s text:c="4"/>if "(" in content and ")" in content:</text:span></text:p>
      <text:p text:style-name="Preformatted_20_Text"><text:span text:style-name="Source_20_Text"><text:s text:c="8"/>name = content.split("(")[0].strip()</text:span></text:p>
      <text:p text:style-name="Preformatted_20_Text"><text:span text:style-name="Source_20_Text"><text:s text:c="8"/>return normalize_instance_suffix(name), "part"</text:span></text:p>
      <text:p text:style-name="Preformatted_20_Text"/>
      <text:p text:style-name="Preformatted_20_Text"><text:span text:style-name="Source_20_Text"><text:s text:c="4"/>return None, None</text:span></text:p>
      <text:p text:style-name="Preformatted_20_Text"/>
      <text:p text:style-name="Preformatted_20_Text"><text:span text:style-name="Source_20_Text"># ---------------- Parse tree ----------------</text:span></text:p>
      <text:p text:style-name="Preformatted_20_Text"/>
      <text:p text:style-name="Preformatted_20_Text"><text:span text:style-name="Source_20_Text">def parse_tree(lines):</text:span></text:p>
      <text:p text:style-name="Preformatted_20_Text"><text:span text:style-name="Source_20_Text"><text:s text:c="4"/>assembly_children_direct = defaultdict(Counter) <text:s text:c="2"/># asm -&gt; Counter(item -&gt; count); direct children only</text:span></text:p>
      <text:p text:style-name="Preformatted_20_Text"><text:span text:style-name="Source_20_Text"><text:s text:c="4"/>assembly_children_assemblies = defaultdict(Counter) <text:s/># asm -&gt; Counter(subasm -&gt; count)</text:span></text:p>
      <text:p text:style-name="Preformatted_20_Text"><text:span text:style-name="Source_20_Text"><text:s text:c="4"/>item_kinds = {} <text:s/># item -&gt; 'assembly'/'part'</text:span></text:p>
      <text:p text:style-name="Preformatted_20_Text"><text:span text:style-name="Source_20_Text"><text:s text:c="4"/>stack = [] <text:s text:c="6"/># stack of (assembly_name, level)</text:span></text:p>
      <text:p text:style-name="Preformatted_20_Text"/>
      <text:p text:style-name="Preformatted_20_Text"><text:span text:style-name="Source_20_Text"><text:s text:c="4"/>for ln in lines:</text:span></text:p>
      <text:p text:style-name="Preformatted_20_Text"><text:span text:style-name="Source_20_Text"><text:s text:c="8"/>if not ln.strip()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lvl = compute_level(ln)</text:span></text:p>
      <text:p text:style-name="Preformatted_20_Text"><text:span text:style-name="Source_20_Text"><text:s text:c="8"/>name, kind = extract_name_and_type(ln)</text:span></text:p>
      <text:p text:style-name="Preformatted_20_Text"/>
      <text:p text:style-name="Preformatted_20_Text"><text:span text:style-name="Source_20_Text"><text:s text:c="8"/># pop to current level</text:span></text:p>
      <text:p text:style-name="Preformatted_20_Text"><text:span text:style-name="Source_20_Text"><text:s text:c="8"/>while stack and stack[-1][1] &gt;= lvl:</text:span></text:p>
      <text:p text:style-name="Preformatted_20_Text"><text:span text:style-name="Source_20_Text"><text:s text:c="12"/>stack.pop()</text:span></text:p>
      <text:p text:style-name="Preformatted_20_Text"/>
      <text:p text:style-name="Preformatted_20_Text"><text:span text:style-name="Source_20_Text"><text:s text:c="8"/>if name is None: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# record kind (prefer 'assembly' if both ever seen)</text:span></text:p>
      <text:p text:style-name="Preformatted_20_Text"><text:span text:style-name="Source_20_Text"><text:s text:c="8"/>if name in item_kinds:</text:span></text:p>
      <text:p text:style-name="Preformatted_20_Text"><text:span text:style-name="Source_20_Text"><text:s text:c="12"/>if item_kinds[name] != "assembly" and kind == "assembly":</text:span></text:p>
      <text:p text:style-name="Preformatted_20_Text"><text:span text:style-name="Source_20_Text"><text:s text:c="16"/>item_kinds[name] = "assembly"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item_kinds[name] = kind or "part"</text:span></text:p>
      <text:p text:style-name="Preformatted_20_Text"/>
      <text:p text:style-name="Preformatted_20_Text"><text:span text:style-name="Source_20_Text"><text:s text:c="8"/>if kind == "assembly":</text:span></text:p>
      <text:p text:style-name="Preformatted_20_Text"><text:span text:style-name="Source_20_Text"><text:s text:c="12"/>if stack:</text:span></text:p>
      <text:p text:style-name="Preformatted_20_Text"><text:span text:style-name="Source_20_Text"><text:s text:c="16"/>parent = stack[-1][0]</text:span></text:p>
      <text:p text:style-name="Preformatted_20_Text"><text:span text:style-name="Source_20_Text"><text:s text:c="16"/>assembly_children_direct[parent][name] += 1</text:span></text:p>
      <text:p text:style-name="Preformatted_20_Text"><text:span text:style-name="Source_20_Text"><text:s text:c="16"/>assembly_children_assemblies[parent][name] += 1</text:span></text:p>
      <text:p text:style-name="Preformatted_20_Text"><text:span text:style-name="Source_20_Text"><text:s text:c="12"/>stack.append((name, lvl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if stack:</text:span></text:p>
      <text:p text:style-name="Preformatted_20_Text"><text:span text:style-name="Source_20_Text"><text:s text:c="16"/>parent = stack[-1][0]</text:span></text:p>
      <text:p text:style-name="Preformatted_20_Text"><text:span text:style-name="Source_20_Text"><text:s text:c="16"/>assembly_children_direct[parent][name] += 1</text:span></text:p>
      <text:p text:style-name="Preformatted_20_Text"/>
      <text:p text:style-name="Preformatted_20_Text"><text:span text:style-name="Source_20_Text"><text:s text:c="4"/>all_assemblies = sorted(</text:span></text:p>
      <text:p text:style-name="Preformatted_20_Text"><text:span text:style-name="Source_20_Text"><text:s text:c="8"/>set(assembly_children_direct.keys()) |</text:span></text:p>
      <text:p text:style-name="Preformatted_20_Text"><text:span text:style-name="Source_20_Text"><text:s text:c="8"/>{n for n,k in item_kinds.items() if k == "assembly"}</text:span></text:p>
      <text:p text:style-name="Preformatted_20_Text"><text:span text:style-name="Source_20_Text"><text:s text:c="4"/>)</text:span></text:p>
      <text:p text:style-name="Preformatted_20_Text"><text:span text:style-name="Source_20_Text"><text:s text:c="4"/>return assembly_children_direct, assembly_children_assemblies, item_kinds, all_assemblies</text:span></text:p>
      <text:p text:style-name="Preformatted_20_Text"/>
      <text:p text:style-name="Preformatted_20_Text"><text:span text:style-name="Source_20_Text"># ---------------- Build tables ----------------</text:span></text:p>
      <text:p text:style-name="Preformatted_20_Text"/>
      <text:p text:style-name="Preformatted_20_Text"><text:span text:style-name="Source_20_Text">def build_direct_children_df(assembly_children_direct, item_kinds, all_assemblies):</text:span></text:p>
      <text:p text:style-name="Preformatted_20_Text"><text:span text:style-name="Source_20_Text"><text:s text:c="4"/>all_items = sorted(item_kinds.keys())</text:span></text:p>
      <text:p text:style-name="Preformatted_20_Text"><text:soft-page-break/><text:span text:style-name="Source_20_Text"><text:s text:c="4"/>rows = []</text:span></text:p>
      <text:p text:style-name="Preformatted_20_Text"><text:span text:style-name="Source_20_Text"><text:s text:c="4"/>for item in all_items:</text:span></text:p>
      <text:p text:style-name="Preformatted_20_Text"><text:span text:style-name="Source_20_Text"><text:s text:c="8"/>row = {"Item": item, "Kind": item_kinds.get(item, "part")}</text:span></text:p>
      <text:p text:style-name="Preformatted_20_Text"><text:span text:style-name="Source_20_Text"><text:s text:c="8"/>for asm in all_assemblies:</text:span></text:p>
      <text:p text:style-name="Preformatted_20_Text"><text:span text:style-name="Source_20_Text"><text:s text:c="12"/>row[asm] = assembly_children_direct[asm].get(item, 0)</text:span></text:p>
      <text:p text:style-name="Preformatted_20_Text"><text:span text:style-name="Source_20_Text"><text:s text:c="8"/>rows.append(row)</text:span></text:p>
      <text:p text:style-name="Preformatted_20_Text"><text:span text:style-name="Source_20_Text"><text:s text:c="4"/>df = pd.DataFrame(rows)</text:span></text:p>
      <text:p text:style-name="Preformatted_20_Text"><text:span text:style-name="Source_20_Text"><text:s text:c="4"/>df["_k"] = df["Kind"].map({"assembly": 0, "part": 1}).fillna(1)</text:span></text:p>
      <text:p text:style-name="Preformatted_20_Text"><text:span text:style-name="Source_20_Text"><text:s text:c="4"/>df = df.sort_values(["_k", "Item"]).drop(columns=["_k"]).reset_index(drop=True)</text:span></text:p>
      <text:p text:style-name="Preformatted_20_Text"><text:span text:style-name="Source_20_Text"><text:s text:c="4"/>return df</text:span></text:p>
      <text:p text:style-name="Preformatted_20_Text"/>
      <text:p text:style-name="Preformatted_20_Text"><text:span text:style-name="Source_20_Text">def build_rollup_parts_df(assembly_children_direct, assembly_children_assemblies, item_kinds, all_assemblies):</text:span></text:p>
      <text:p text:style-name="Preformatted_20_Text"><text:span text:style-name="Source_20_Text"><text:s text:c="4"/># direct parts only</text:span></text:p>
      <text:p text:style-name="Preformatted_20_Text"><text:span text:style-name="Source_20_Text"><text:s text:c="4"/>assembly_direct_parts = {</text:span></text:p>
      <text:p text:style-name="Preformatted_20_Text"><text:span text:style-name="Source_20_Text"><text:s text:c="8"/>asm: Counter({it:c for it,c in ctr.items() if item_kinds.get(it) != "assembly"})</text:span></text:p>
      <text:p text:style-name="Preformatted_20_Text"><text:span text:style-name="Source_20_Text"><text:s text:c="8"/>for asm, ctr in assembly_children_direct.items()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lru_cache(maxsize=None)</text:span></text:p>
      <text:p text:style-name="Preformatted_20_Text"><text:span text:style-name="Source_20_Text"><text:s text:c="4"/>def rollup_parts_for(asm: str) -&gt; Counter:</text:span></text:p>
      <text:p text:style-name="Preformatted_20_Text"><text:span text:style-name="Source_20_Text"><text:s text:c="8"/>total = Counter(assembly_direct_parts.get(asm, Counter()))</text:span></text:p>
      <text:p text:style-name="Preformatted_20_Text"><text:span text:style-name="Source_20_Text"><text:s text:c="8"/>for subasm, n in assembly_children_assemblies.get(asm, Counter()).items():</text:span></text:p>
      <text:p text:style-name="Preformatted_20_Text"><text:span text:style-name="Source_20_Text"><text:s text:c="12"/>child = rollup_parts_for(subasm)</text:span></text:p>
      <text:p text:style-name="Preformatted_20_Text"><text:span text:style-name="Source_20_Text"><text:s text:c="12"/>for it, c in child.items():</text:span></text:p>
      <text:p text:style-name="Preformatted_20_Text"><text:span text:style-name="Source_20_Text"><text:s text:c="16"/>total[it] += c * n</text:span></text:p>
      <text:p text:style-name="Preformatted_20_Text"><text:span text:style-name="Source_20_Text"><text:s text:c="8"/>return total</text:span></text:p>
      <text:p text:style-name="Preformatted_20_Text"/>
      <text:p text:style-name="Preformatted_20_Text"><text:span text:style-name="Source_20_Text"><text:s text:c="4"/>all_parts = sorted([n for n,k in item_kinds.items() if k == "part"])</text:span></text:p>
      <text:p text:style-name="Preformatted_20_Text"><text:span text:style-name="Source_20_Text"><text:s text:c="4"/>rows = []</text:span></text:p>
      <text:p text:style-name="Preformatted_20_Text"><text:span text:style-name="Source_20_Text"><text:s text:c="4"/>for item in all_parts:</text:span></text:p>
      <text:p text:style-name="Preformatted_20_Text"><text:span text:style-name="Source_20_Text"><text:s text:c="8"/>row = {"Item": item}</text:span></text:p>
      <text:p text:style-name="Preformatted_20_Text"><text:span text:style-name="Source_20_Text"><text:s text:c="8"/>for asm in all_assemblies:</text:span></text:p>
      <text:p text:style-name="Preformatted_20_Text"><text:span text:style-name="Source_20_Text"><text:s text:c="12"/>row[asm] = rollup_parts_for(asm).get(item, 0)</text:span></text:p>
      <text:p text:style-name="Preformatted_20_Text"><text:span text:style-name="Source_20_Text"><text:s text:c="8"/>rows.append(row)</text:span></text:p>
      <text:p text:style-name="Preformatted_20_Text"><text:span text:style-name="Source_20_Text"><text:s text:c="4"/>df = pd.DataFrame(rows).sort_values("Item").reset_index(drop=True)</text:span></text:p>
      <text:p text:style-name="Preformatted_20_Text"><text:span text:style-name="Source_20_Text"><text:s text:c="4"/>return df</text:span></text:p>
      <text:p text:style-name="Preformatted_20_Text"/>
      <text:p text:style-name="Preformatted_20_Text"><text:span text:style-name="Source_20_Text"># ---------------- Save ODS (with XLSX fallback) ----------------</text:span></text:p>
      <text:p text:style-name="Preformatted_20_Text"/>
      <text:p text:style-name="Preformatted_20_Text"><text:span text:style-name="Source_20_Text">def save_ods(dfs, out_path_ods, out_path_xlsx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from odf.opendocument import OpenDocumentSpreadsheet</text:span></text:p>
      <text:p text:style-name="Preformatted_20_Text"><text:span text:style-name="Source_20_Text"><text:s text:c="8"/>from odf.table import Table, TableRow, TableCell</text:span></text:p>
      <text:p text:style-name="Preformatted_20_Text"><text:span text:style-name="Source_20_Text"><text:s text:c="8"/>from odf.text import P</text:span></text:p>
      <text:p text:style-name="Preformatted_20_Text"/>
      <text:p text:style-name="Preformatted_20_Text"><text:span text:style-name="Source_20_Text"><text:s text:c="8"/>doc = OpenDocumentSpreadsheet()</text:span></text:p>
      <text:p text:style-name="Preformatted_20_Text"><text:span text:style-name="Source_20_Text"><text:s text:c="8"/>for sheet_name, df in dfs.items():</text:span></text:p>
      <text:p text:style-name="Preformatted_20_Text"><text:span text:style-name="Source_20_Text"><text:s text:c="12"/>t = Table(name=str(sheet_name)[:31])</text:span></text:p>
      <text:p text:style-name="Preformatted_20_Text"><text:span text:style-name="Source_20_Text"><text:s text:c="12"/># header</text:span></text:p>
      <text:p text:style-name="Preformatted_20_Text"><text:span text:style-name="Source_20_Text"><text:s text:c="12"/>tr = TableRow()</text:span></text:p>
      <text:p text:style-name="Preformatted_20_Text"><text:span text:style-name="Source_20_Text"><text:s text:c="12"/>for h in df.columns:</text:span></text:p>
      <text:p text:style-name="Preformatted_20_Text"><text:span text:style-name="Source_20_Text"><text:s text:c="16"/>c = TableCell(valuetype="string"); c.addElement(P(text=str(h))); tr.addElement(c)</text:span></text:p>
      <text:p text:style-name="Preformatted_20_Text"><text:span text:style-name="Source_20_Text"><text:s text:c="12"/>t.addElement(tr)</text:span></text:p>
      <text:p text:style-name="Preformatted_20_Text"><text:span text:style-name="Source_20_Text"><text:s text:c="12"/># rows</text:span></text:p>
      <text:p text:style-name="Preformatted_20_Text"><text:span text:style-name="Source_20_Text"><text:s text:c="12"/>for _, r in df.iterrows():</text:span></text:p>
      <text:p text:style-name="Preformatted_20_Text"><text:span text:style-name="Source_20_Text"><text:s text:c="16"/>tr = TableRow()</text:span></text:p>
      <text:p text:style-name="Preformatted_20_Text"><text:span text:style-name="Source_20_Text"><text:s text:c="16"/>for h in df.columns:</text:span></text:p>
      <text:p text:style-name="Preformatted_20_Text"><text:span text:style-name="Source_20_Text"><text:s text:c="20"/>v = r[h]</text:span></text:p>
      <text:p text:style-name="Preformatted_20_Text"><text:span text:style-name="Source_20_Text"><text:s text:c="20"/>if isinstance(v, (int, float)) and pd.notna(v):</text:span></text:p>
      <text:p text:style-name="Preformatted_20_Text"><text:soft-page-break/><text:span text:style-name="Source_20_Text"><text:s text:c="24"/>c = TableCell(valuetype="float", value=float(v))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c = TableCell(valuetype="string"); c.addElement(P(text="" if pd.isna(v) else str(v)))</text:span></text:p>
      <text:p text:style-name="Preformatted_20_Text"><text:span text:style-name="Source_20_Text"><text:s text:c="20"/>tr.addElement(c)</text:span></text:p>
      <text:p text:style-name="Preformatted_20_Text"><text:span text:style-name="Source_20_Text"><text:s text:c="16"/>t.addElement(tr)</text:span></text:p>
      <text:p text:style-name="Preformatted_20_Text"><text:span text:style-name="Source_20_Text"><text:s text:c="12"/>doc.spreadsheet.addElement(t)</text:span></text:p>
      <text:p text:style-name="Preformatted_20_Text"><text:span text:style-name="Source_20_Text"><text:s text:c="8"/>doc.save(out_path_ods)</text:span></text:p>
      <text:p text:style-name="Preformatted_20_Text"><text:span text:style-name="Source_20_Text"><text:s text:c="8"/>return out_path_ods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# Fallback to XLSX</text:span></text:p>
      <text:p text:style-name="Preformatted_20_Text"><text:span text:style-name="Source_20_Text"><text:s text:c="8"/>with pd.ExcelWriter(out_path_xlsx, engine="openpyxl") as w:</text:span></text:p>
      <text:p text:style-name="Preformatted_20_Text"><text:span text:style-name="Source_20_Text"><text:s text:c="12"/>for name, df in dfs.items():</text:span></text:p>
      <text:p text:style-name="Preformatted_20_Text"><text:span text:style-name="Source_20_Text"><text:s text:c="16"/>df.to_excel(w, sheet_name=name, index=False)</text:span></text:p>
      <text:p text:style-name="Preformatted_20_Text"><text:span text:style-name="Source_20_Text"><text:s text:c="8"/>return out_path_xlsx</text:span></text:p>
      <text:p text:style-name="Preformatted_20_Text"/>
      <text:p text:style-name="Preformatted_20_Text"><text:span text:style-name="Source_20_Text"># ---------------- Main ----------------</text:span></text:p>
      <text:p text:style-name="Preformatted_20_Text"/>
      <text:p text:style-name="Preformatted_20_Text"><text:span text:style-name="Source_20_Text">def main():</text:span></text:p>
      <text:p text:style-name="Preformatted_20_Text"><text:span text:style-name="Source_20_Text"><text:s text:c="4"/>if len(sys.argv) &lt; 2:</text:span></text:p>
      <text:p text:style-name="Preformatted_20_Text"><text:span text:style-name="Source_20_Text"><text:s text:c="8"/>print("Usage: python make_assembly_matrix.py tree_19Jan2025.txt")</text:span></text:p>
      <text:p text:style-name="Preformatted_20_Text"><text:span text:style-name="Source_20_Text"><text:s text:c="8"/>sys.exit(1)</text:span></text:p>
      <text:p text:style-name="Preformatted_20_Text"><text:span text:style-name="Source_20_Text"><text:s text:c="4"/>in_path = sys.argv[1]</text:span></text:p>
      <text:p text:style-name="Preformatted_20_Text"><text:span text:style-name="Source_20_Text"><text:s text:c="4"/>with open(in_path, "r", encoding="utf-8") as fh:</text:span></text:p>
      <text:p text:style-name="Preformatted_20_Text"><text:span text:style-name="Source_20_Text"><text:s text:c="8"/>lines = [ln.rstrip("\n") for ln in fh]</text:span></text:p>
      <text:p text:style-name="Preformatted_20_Text"/>
      <text:p text:style-name="Preformatted_20_Text"><text:span text:style-name="Source_20_Text"><text:s text:c="4"/>direct, subasms, kinds, assemblies = parse_tree(lines)</text:span></text:p>
      <text:p text:style-name="Preformatted_20_Text"><text:span text:style-name="Source_20_Text"><text:s text:c="4"/>df_direct = build_direct_children_df(direct, kinds, assemblies)</text:span></text:p>
      <text:p text:style-name="Preformatted_20_Text"><text:span text:style-name="Source_20_Text"><text:s text:c="4"/>df_rollup = build_rollup_parts_df(direct, subasms, kinds, assemblies)</text:span></text:p>
      <text:p text:style-name="Preformatted_20_Text"/>
      <text:p text:style-name="Preformatted_20_Text"><text:span text:style-name="Source_20_Text"><text:s text:c="4"/>out_ods <text:s/>= os.path.join(os.path.dirname(in_path) or ".", "assembly_matrix.ods")</text:span></text:p>
      <text:p text:style-name="Preformatted_20_Text"><text:span text:style-name="Source_20_Text"><text:s text:c="4"/>out_xlsx = os.path.join(os.path.dirname(in_path) or ".", "assembly_matrix.xlsx")</text:span></text:p>
      <text:p text:style-name="Preformatted_20_Text"><text:span text:style-name="Source_20_Text"><text:s text:c="4"/>saved = save_ods({"DirectChildren": df_direct, "RollupPartsOnly": df_rollup}, out_ods, out_xlsx)</text:span></text:p>
      <text:p text:style-name="Preformatted_20_Text"/>
      <text:p text:style-name="Preformatted_20_Text"><text:span text:style-name="Source_20_Text"><text:s text:c="4"/>print("Wrote:", saved)</text:span></text:p>
      <text:p text:style-name="Preformatted_20_Text"><text:span text:style-name="Source_20_Text"><text:s text:c="4"/>print("Sheets:")</text:span></text:p>
      <text:p text:style-name="Preformatted_20_Text"><text:span text:style-name="Source_20_Text"><text:s text:c="4"/>print(" <text:s/>- DirectChildren (parts + assemblies, direct only)")</text:span></text:p>
      <text:p text:style-name="Preformatted_20_Text"><text:span text:style-name="Source_20_Text"><text:s text:c="4"/>print(" <text:s/>- RollupPartsOnly (parts only, includes nested sub-assemblies)")</text:span></text:p>
      <text:p text:style-name="Preformatted_20_Text"/>
      <text:p text:style-name="Preformatted_20_Text"><text:span text:style-name="Source_20_Text">if __name__ == "__main__":</text:span></text:p>
      <text:p text:style-name="P16"><text:span text:style-name="Source_20_Text"><text:s text:c="4"/>main()</text:span></text:p>
      <text:h text:style-name="Heading_20_3" text:outline-level="3">Notes &amp; a quick sanity check</text:h>
      <text:list text:style-name="L7">
        <text:list-item>
          <text:p text:style-name="P17">The parser <text:span text:style-name="Strong_20_Emphasis">strips exactly three trailing digits</text:span> from names to collapse instances (e.g., <text:span text:style-name="Source_20_Text">bearingAndHoldsAssembly003</text:span> → <text:span text:style-name="Source_20_Text">bearingAndHoldsAssembly</text:span>; <text:span text:style-name="Source_20_Text">DriveAcrossHoldBarBody005</text:span> → <text:span text:style-name="Source_20_Text">DriveAcrossHoldBarBody</text:span>). </text:p>
        </text:list-item>
        <text:list-item>
          <text:p text:style-name="P17">It <text:span text:style-name="Strong_20_Emphasis">ignores</text:span> <text:span text:style-name="Source_20_Text">Constraints</text:span>, <text:span text:style-name="Source_20_Text">Configurations</text:span>, and <text:span text:style-name="Source_20_Text">Circular_*</text:span> pattern containers so only physical parts/assemblies are counted. </text:p>
        </text:list-item>
        <text:list-item>
          <text:p text:style-name="P17">Example you’ll see after running it: under <text:span text:style-name="Strong_20_Emphasis">Frame Assembly</text:span>, the sub-assembly <text:span text:style-name="Source_20_Text">bearingAndHoldsAssembly</text:span> appears <text:span text:style-name="Strong_20_Emphasis">5×</text:span> (base, 001, 002, 003, 004). That will show <text:span text:style-name="Source_20_Text">5</text:span> in the <text:span text:style-name="Source_20_Text">DirectChildren</text:span> sheet at row <text:span text:style-name="Source_20_Text">bearingAndHoldsAssembly</text:span>, column <text:span text:style-name="Source_20_Text">Frame Assembly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4:33:56.468109300</meta:creation-date>
    <dc:date>2025-09-07T10:34:14.226449900</dc:date>
    <meta:editing-duration>PT49M3S</meta:editing-duration>
    <meta:editing-cycles>7</meta:editing-cycles>
    <meta:generator>LibreOffice/25.8.0.4$Windows_X86_64 LibreOffice_project/48f00303701489684e67c38c28aff00cd5929e67</meta:generator>
    <meta:document-statistic meta:table-count="0" meta:image-count="0" meta:object-count="0" meta:page-count="6" meta:paragraph-count="240" meta:word-count="1304" meta:character-count="11179" meta:non-whitespace-character-count="8869"/>
  </office:meta>
</office:document-meta>
</file>